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17.339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1.319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api\api_ims.cpp</text:p>
          </table:table-cell>
          <table:table-cell office:value-type="float" office:value="170">
            <text:p>1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api\api_ims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api\api_ims.cpp</text:p>
          </table:table-cell>
          <table:table-cell office:value-type="float" office:value="196">
            <text:p>1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api\api_ims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api\api_ims.cpp</text:p>
          </table:table-cell>
          <table:table-cell office:value-type="float" office:value="236">
            <text:p>2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api\api_ims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</text:p>
          </table:table-cell>
          <table:table-cell office:value-type="string">
            <text:p>C:\DemoSQuoRE\C++\SysFera\VISHNU\VISHNU_1.2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chgrp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chmod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Global variable (Relaxed)</text:p>
          </table:table-cell>
          <table:table-cell office:value-type="string">
            <text:p>C:\DemoSQuoRE\C++\SysFera\VISHNU\VISHNU_1.2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RELAXED</text:p>
          </table:table-cell>
          <table:table-cell office:value-type="string">
            <text:p>C:\DemoSQuoRE\C++\SysFera\VISHNU\VISHNU_1.2.0\core\src\config\constants.hpp</text:p>
          </table:table-cell>
          <table:table-cell office:value-type="float" office:value="68">
            <text:p>68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</text:p>
          </table:table-cell>
          <table:table-cell office:value-type="string">
            <text:p>of</text:p>
          </table:table-cell>
          <table:table-cell office:value-type="string">
            <text:p>array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create_dir.c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30">
            <text:p>3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ELAXED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core\src\database\DbConfiguration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test\src\diet_fixtures.hpp</text:p>
          </table:table-cell>
          <table:table-cell office:value-type="float" office:value="55">
            <text:p>5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test\src\diet_fixtures.hpp</text:p>
          </table:table-cell>
          <table:table-cell office:value-type="float" office:value="350">
            <text:p>35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\displayer.cpp</text:p>
          </table:table-cell>
          <table:table-cell office:value-type="float" office:value="47">
            <text:p>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\displayer.cpp</text:p>
          </table:table-cell>
          <table:table-cell office:value-type="float" office:value="89">
            <text:p>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\display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\displayer.cpp</text:p>
          </table:table-cell>
          <table:table-cell office:value-type="float" office:value="93">
            <text:p>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\displayer.cpp</text:p>
          </table:table-cell>
          <table:table-cell office:value-type="float" office:value="95">
            <text:p>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\displayer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ent\ExporterProxy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data\ExportFactory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75">
            <text:p>75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88">
            <text:p>88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05">
            <text:p>1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24">
            <text:p>1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29">
            <text:p>12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49">
            <text:p>14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64">
            <text:p>16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42">
            <text:p>4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143">
            <text:p>14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156">
            <text:p>156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173">
            <text:p>17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42">
            <text:p>24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78">
            <text:p>27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96">
            <text:p>2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335">
            <text:p>33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348">
            <text:p>3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Factory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TransferProxy.cpp</text:p>
          </table:table-cell>
          <table:table-cell office:value-type="float" office:value="71">
            <text:p>7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168">
            <text:p>16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378">
            <text:p>37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405">
            <text:p>40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02">
            <text:p>702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06">
            <text:p>7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11">
            <text:p>71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20">
            <text:p>72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44">
            <text:p>7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47">
            <text:p>74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53">
            <text:p>75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60">
            <text:p>76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56">
            <text:p>25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58">
            <text:p>25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62">
            <text:p>26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64">
            <text:p>26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1">
            <text:p>2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3">
            <text:p>2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5">
            <text:p>2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9">
            <text:p>2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table:style-name="ce2" office:value-type="string">
            <text:p>C:\DemoSQuoRE\C++\SysFera\VISHNU\VISHNU_1.2.0\FMS\src\cli\FMSDisplayer.cpp</text:p>
          </table:table-cell>
          <table:table-cell office:value-type="float" office:value="291">
            <text:p>2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93">
            <text:p>2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10">
            <text:p>31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64">
            <text:p>36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registry\FMSMapper.cpp</text:p>
          </table:table-cell>
          <table:table-cell office:value-type="float" office:value="200">
            <text:p>2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\get_processes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\get_processes.c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getInfosSrv.cpp</text:p>
          </table:table-cell>
          <table:table-cell office:value-type="float" office:value="121">
            <text:p>1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head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head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registry\IMSMapp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ERROR SQUORRING</text:p>
          </table:table-cell>
          <table:table-cell office:value-type="string">
            <text:p>C:\DemoSQuoRE\C++\SysFera\VISHNU\VISHNU_1.2.0\IMS\src\sed\imssed.cpp</text:p>
          </table:table-cell>
          <table:table-cell office:value-type="float" office:value="122">
            <text:p>1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RROR SQUORRING</text:p>
          </table:table-cell>
          <table:table-cell office:value-type="string">
            <text:p>C:\DemoSQuoRE\C++\SysFera\VISHNU\VISHNU_1.2.0\IMS\src\sed\imssed.cpp</text:p>
          </table:table-cell>
          <table:table-cell office:value-type="float" office:value="127">
            <text:p>1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list_file_transfers.cpp</text:p>
          </table:table-cell>
          <table:table-cell office:value-type="float" office:value="126">
            <text:p>1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cli\list_jobs.cpp</text:p>
          </table:table-cell>
          <table:table-cell office:value-type="float" office:value="197">
            <text:p>1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290">
            <text:p>29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675">
            <text:p>6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UMS\src\server\LocalAccountServer.cpp</text:p>
          </table:table-cell>
          <table:table-cell office:value-type="float" office:value="303">
            <text:p>3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28">
            <text:p>1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84">
            <text:p>8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07">
            <text:p>107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25">
            <text:p>12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30">
            <text:p>13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71">
            <text:p>171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controller\logTool\LogTool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lsSrv.c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data\MetricServ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MonitorF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  <table:table-cell table:number-columns-repeated="5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29">
            <text:p>12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30">
            <text:p>13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31">
            <text:p>13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32">
            <text:p>13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POSTGREDatabase.cpp</text:p>
          </table:table-cell>
          <table:table-cell office:value-type="float" office:value="135">
            <text:p>13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134">
            <text:p>13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RemoteFileProxy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cli\restart.cpp</text:p>
          </table:table-cell>
          <table:table-cell office:value-type="float" office:value="89">
            <text:p>8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d\ServerFMS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d\ServerFMS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d\ServerFMS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IMS\src\sed\ServerIMS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IMS\src\sed\ServerIMS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IMS\src\sed\ServerIMS.cpp</text:p>
          </table:table-cell>
          <table:table-cell office:value-type="float" office:value="22">
            <text:p>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IMS\src\sed\ServerIMS.cpp</text:p>
          </table:table-cell>
          <table:table-cell office:value-type="float" office:value="23">
            <text:p>2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IMS\src\sed\ServerIMS.c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IMS\src\sed\ServerIMS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UMS\src\server\Session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33">
            <text:p>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1">
            <text:p>11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4">
            <text:p>11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1">
            <text:p>1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3">
            <text:p>15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5">
            <text:p>15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7">
            <text:p>15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61">
            <text:p>16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75">
            <text:p>17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31">
            <text:p>23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48">
            <text:p>2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66">
            <text:p>26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84">
            <text:p>28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305">
            <text:p>3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324">
            <text:p>3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425">
            <text:p>42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19">
            <text:p>51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23">
            <text:p>52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28">
            <text:p>52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37">
            <text:p>53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61">
            <text:p>5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64">
            <text:p>56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70">
            <text:p>5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SSHJobExec.cpp</text:p>
          </table:table-cell>
          <table:table-cell office:value-type="float" office:value="208">
            <text:p>2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tail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tail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utils\uti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utils\utilVishnu.cpp</text:p>
          </table:table-cell>
          <table:table-cell office:value-type="float" office:value="275">
            <text:p>27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16:3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5T16:31:46</dc:date>
    <dc:creator>keo </dc:creator>
    <meta:generator>OpenOffice.org/3.2$Linux OpenOffice.org_project/320m19$Build-9505</meta:generator>
    <meta:editing-duration>PT04H59M19S</meta:editing-duration>
    <meta:editing-cycles>23</meta:editing-cycles>
    <meta:document-statistic meta:table-count="1" meta:cell-count="1788" meta:object-count="0"/>
  </office:meta>
</office:document-meta>
</file>